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6.061in"/>
    </style:style>
    <style:style style:name="co8" style:family="table-column">
      <style:table-column-properties fo:break-before="auto" style:column-width="2.29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genotype_pc_[1-10]; genotype_array_axiom; assessment_site_[1-10]; assessment_season; sex_y; age; body_log; medication_vitamin_d; alteration_sex_hormon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genotype_pc_[1-10]; genotype_array_axiom; assessment_site_[1-10]; assessment_season; sex_y; age; body_log; medication_vitamin_d; alteration_sex_horm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age;body_log;assessment_season;assessment_region;medication_vitamin_d;alteration_sex_horm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menstruation_phase_cycle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menstruation_phase_cycle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;body_log;assessment_season;assessment_region;medication_vitamin_d;alteration_sex_horm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4:43:04.481829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4T15:06:02.025043272</dc:date>
    <meta:editing-duration>PT27M34S</meta:editing-duration>
    <meta:editing-cycles>6</meta:editing-cycles>
    <meta:generator>LibreOffice/6.4.7.2$Linux_X86_64 LibreOffice_project/40$Build-2</meta:generator>
    <meta:document-statistic meta:table-count="1" meta:cell-count="137" meta:object-count="0"/>
  </office:meta>
</office:document-meta>
</file>